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ta2" style:family="table" style:master-page-name="Standard2">
      <style:table-properties table:display="true"/>
    </style:style>
    <style:style style:name="co1" style:family="table-column">
      <style:table-column-properties fo:break-before="auto" style:column-width="16.285714285713pt"/>
    </style:style>
    <style:style style:name="co2" style:family="table-column">
      <style:table-column-properties fo:break-before="auto" style:column-width="12.8571428571423pt"/>
    </style:style>
    <style:style style:name="co3" style:family="table-column">
      <style:table-column-properties fo:break-before="auto" style:column-width="232.285714285695pt"/>
    </style:style>
    <style:style style:name="co4" style:family="table-column">
      <style:table-column-properties fo:break-before="auto" style:column-width="389.999999999968pt"/>
    </style:style>
    <style:style style:name="co5" style:family="table-column">
      <style:table-column-properties fo:break-before="auto" style:column-width="26.5714285714273pt"/>
    </style:style>
    <style:style style:name="co6" style:family="table-column">
      <style:table-column-properties fo:break-before="auto" style:column-width="17.9999999999986pt"/>
    </style:style>
    <style:style style:name="ro1" style:family="table-row">
      <style:table-row-properties fo:break-before="auto" style:row-height="23.4285714285688pt"/>
    </style:style>
    <style:style style:name="ro2" style:family="table-row">
      <style:table-row-properties fo:break-before="auto" style:row-height="14.1428571428563pt"/>
    </style:style>
    <style:style style:name="ro3" style:family="table-row">
      <style:table-row-properties fo:break-before="auto" style:row-height="15.7857142857131pt"/>
    </style:style>
    <style:style style:name="ro4" style:family="table-row">
      <style:table-row-properties fo:break-before="auto" style:row-height="17.7857142857131pt"/>
    </style:style>
    <style:style style:name="ce1" style:family="table-cell">
      <style:table-cell-properties fo:background-color="#ffffff" style:cell-protect="protected" style:vertical-align="middle"/>
      <style:text-properties fo:color="#000000" fo:font-family="Newspaper" fo:font-size="11pt"/>
    </style:style>
    <style:style style:name="ce2" style:family="table-cell">
      <style:table-cell-properties fo:background-color="#ffffff" style:cell-protect="protected" style:vertical-align="middle"/>
      <style:text-properties fo:color="#ffffff" fo:font-family="Newspaper" fo:font-size="11pt"/>
    </style:style>
    <style:style style:name="ce3" style:family="table-cell">
      <style:table-cell-properties fo:background-color="#ffffff" style:cell-protect="protected" style:vertical-align="middle"/>
      <style:text-properties fo:color="#000000" fo:font-family="Newspaper" fo:font-size="7pt"/>
    </style:style>
    <style:style style:name="ce4" style:family="table-cell">
      <style:text-properties fo:font-family="Newspaper"/>
    </style:style>
    <style:style style:name="ce5" style:family="table-cell">
      <style:table-cell-properties fo:background-color="#ffffff" style:cell-protect="protected" style:vertical-align="middle"/>
      <style:text-properties fo:color="#000000" fo:font-family="Newspaper" fo:font-size="14pt"/>
    </style:style>
    <style:style style:name="ce6" style:family="table-cell">
      <style:text-properties fo:font-size="14pt"/>
    </style:style>
    <style:style style:name="ce7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ffffff" fo:font-family="Newspaper" fo:font-size="14pt"/>
    </style:style>
    <style:style style:name="ce8" style:family="table-cell">
      <style:table-cell-properties fo:background-color="#5a26c9" style:cell-protect="protected" style:text-align-source="fix" style:vertical-align="middle"/>
      <style:paragraph-properties fo:text-align="center"/>
      <style:text-properties fo:color="#ffffff" fo:font-family="Newspaper" fo:font-size="14pt"/>
    </style:style>
    <style:style style:name="ce9" style:family="table-cell">
      <style:table-cell-properties fo:background-color="#ffffff" fo:border="1pt solid #000000" style:cell-protect="protected" style:vertical-align="middle"/>
      <style:text-properties fo:color="#000000" fo:font-family="Newspaper" fo:font-size="14pt"/>
    </style:style>
    <style:style style:name="ce10" style:family="table-cell">
      <style:table-cell-properties fo:background-color="#5a26c9" style:cell-protect="protected" style:text-align-source="fix" style:vertical-align="middle"/>
      <style:paragraph-properties fo:text-align="center"/>
      <style:text-properties fo:color="#ffffff" fo:font-family="Newspaper" fo:font-size="11pt"/>
    </style:style>
    <style:style style:name="ce11" style:family="table-cell">
      <style:table-cell-properties fo:background-color="#ffffff" fo:border="1pt solid #000000" style:cell-protect="protected" style:vertical-align="middle"/>
      <style:text-properties fo:color="#000000" fo:font-family="Newspaper" fo:font-size="11pt"/>
    </style:style>
    <style:style style:name="ce12" style:family="table-cell">
      <style:table-cell-properties fo:background-color="#5a26c9" style:cell-protect="protected" style:text-align-source="fix" style:vertical-align="middle"/>
      <style:paragraph-properties fo:text-align="center"/>
      <style:text-properties fo:color="#000000" fo:font-family="Newspaper" fo:font-size="11pt"/>
    </style:style>
    <style:style style:name="ce13" style:family="table-cell">
      <style:table-cell-properties fo:background-color="#ffffff" style:cell-protect="protected" style:text-align-source="fix" style:vertical-align="middle"/>
      <style:paragraph-properties fo:text-align="center"/>
      <style:text-properties fo:color="#000000" fo:font-family="Newspaper" fo:font-size="11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/>
        <table:table-column table:number-columns-repeated="3"/>
        <table:table-row>
          <table:table-cell table:style-name="ce3" table:number-columns-repeated="4"/>
          <table:table-cell table:style-name="ce4"/>
        </table:table-row>
        <table:table-row table:style-name="ro1">
          <table:table-cell table:style-name="ce3"/>
          <table:table-cell table:style-name="ce5"/>
          <table:table-cell office:value-type="string" office:string-value="Execute this on test/gui/{anastacia,teamspirit}" table:style-name="ce5">
            <text:p>Execute this on test/gui/{anastacia,teamspirit}</text:p>
          </table:table-cell>
          <table:table-cell table:style-name="ce5" table:number-columns-repeated="2"/>
          <table:table-cell table:style-name="ce6"/>
          <table:table-cell table:number-columns-repeated="2"/>
        </table:table-row>
        <table:table-row table:number-rows-repeated="2">
          <table:table-cell table:style-name="ce3"/>
          <table:table-cell table:style-name="ce5" table:number-columns-repeated="4"/>
          <table:table-cell table:style-name="ce6"/>
        </table:table-row>
        <table:table-row>
          <table:table-cell table:style-name="ce3"/>
          <table:table-cell table:style-name="ce7"/>
          <table:table-cell office:value-type="string" office:string-value="Action" table:style-name="ce8">
            <text:p>Action</text:p>
          </table:table-cell>
          <table:table-cell office:value-type="string" office:string-value="Verification" table:style-name="ce8">
            <text:p>Verification</text:p>
          </table:table-cell>
          <table:table-cell table:style-name="ce8"/>
          <table:table-cell table:style-name="ce6"/>
        </table:table-row>
        <table:table-row table:style-name="ro2">
          <table:table-cell table:style-name="ce3"/>
          <table:table-cell office:value-type="float" office:value="1" table:style-name="ce8">
            <text:p>1</text:p>
          </table:table-cell>
          <table:table-cell office:value-type="string" office:string-value="Load *.{gdf,srcloc} in guess" table:style-name="ce9">
            <text:p>Load *.{gdf,srcloc} in guess</text:p>
          </table:table-cell>
          <table:table-cell office:value-type="string" office:string-value="Check for problems in help-&gt;error log" table:style-name="ce9">
            <text:p>Check for problems in help-&gt;error log</text:p>
          </table:table-cell>
          <table:table-cell table:style-name="ce9"/>
          <table:table-cell table:style-name="ce6"/>
          <table:table-cell/>
        </table:table-row>
        <table:table-row table:style-name="ro3">
          <table:table-cell table:style-name="ce3"/>
          <table:table-cell table:style-name="ce4" table:number-columns-repeated="4"/>
          <table:table-cell table:style-name="ce6"/>
          <table:table-cell/>
        </table:table-row>
        <table:table-row table:style-name="ro2">
          <table:table-cell table:style-name="ce3"/>
          <table:table-cell office:value-type="float" office:value="2" table:style-name="ce10">
            <text:p>2</text:p>
          </table:table-cell>
          <table:table-cell office:value-type="string" office:string-value="Execute node &amp; edge count checker" table:style-name="ce11">
            <text:p>Execute node &amp; edge count checker</text:p>
          </table:table-cell>
          <table:table-cell office:value-type="string" office:string-value="Validate expected values with script" table:style-name="ce11">
            <text:p>Validate expected values with script</text:p>
          </table:table-cell>
          <table:table-cell table:style-name="ce9"/>
          <table:table-cell table:style-name="ce6"/>
        </table:table-row>
        <table:table-row table:style-name="ro3">
          <table:table-cell table:style-name="ce3"/>
          <table:table-cell table:style-name="ce4" table:number-columns-repeated="4"/>
          <table:table-cell table:style-name="ce6"/>
        </table:table-row>
        <table:table-row table:style-name="ro2">
          <table:table-cell table:style-name="ce3"/>
          <table:table-cell office:value-type="float" office:value="3" table:style-name="ce12">
            <text:p>3</text:p>
          </table:table-cell>
          <table:table-cell office:value-type="string" office:string-value="Load smell view" table:style-name="ce11">
            <text:p>Load smell view</text:p>
          </table:table-cell>
          <table:table-cell office:value-type="string" office:string-value="Visually inspect test case flowers" table:style-name="ce11">
            <text:p>Visually inspect test case flowers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3"/>
          <table:table-cell table:style-name="ce1"/>
          <table:table-cell office:value-type="string" office:string-value="Visually inspect test smell links" table:style-name="ce11">
            <text:p>Visually inspect test smell links</text:p>
          </table:table-cell>
          <table:table-cell table:style-name="ce9"/>
          <table:table-cell table:style-name="ce6"/>
          <table:table-cell table:number-columns-repeated="3"/>
        </table:table-row>
        <table:table-row table:style-name="ro3">
          <table:table-cell table:style-name="ce3"/>
          <table:table-cell table:style-name="ce4" table:number-columns-repeated="4"/>
          <table:table-cell table:style-name="ce6"/>
          <table:table-cell table:number-columns-repeated="2"/>
        </table:table-row>
        <table:table-row table:style-name="ro2">
          <table:table-cell table:style-name="ce3"/>
          <table:table-cell office:value-type="float" office:value="4" table:style-name="ce12">
            <text:p>4</text:p>
          </table:table-cell>
          <table:table-cell office:value-type="string" office:string-value="Execute toSource context action" table:style-name="ce11">
            <text:p>Execute toSource context action</text:p>
          </table:table-cell>
          <table:table-cell office:value-type="string" office:string-value="Test Case implementation source file loaded" table:style-name="ce11">
            <text:p>Test Case implementation source file loaded</text:p>
          </table:table-cell>
          <table:table-cell table:style-name="ce9"/>
          <table:table-cell table:style-name="ce6"/>
          <table:table-cell table:number-columns-repeated="2"/>
        </table:table-row>
        <table:table-row table:style-name="ro2">
          <table:table-cell table:style-name="ce3"/>
          <table:table-cell table:style-name="ce13"/>
          <table:table-cell table:style-name="ce1"/>
          <table:table-cell office:value-type="string" office:string-value="Test Method implementation source file loaded on correct line" table:style-name="ce11">
            <text:p>Test Method implementation source file loaded on correct line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" table:number-columns-repeated="2"/>
          <table:table-cell office:value-type="string" office:string-value="Smell orginating source file loaded on correct line" table:style-name="ce11">
            <text:p>Smell orginating source file loaded on correct line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" table:number-columns-repeated="2"/>
          <table:table-cell office:value-type="string" office:string-value="Multi-arity smell source files loaded on correct lines" table:style-name="ce11">
            <text:p>Multi-arity smell source files loaded on correct lines</text:p>
          </table:table-cell>
          <table:table-cell table:style-name="ce9"/>
          <table:table-cell table:style-name="ce6"/>
          <table:table-cell table:number-columns-repeated="2"/>
        </table:table-row>
        <table:table-row table:style-name="ro4">
          <table:table-cell table:style-name="ce3" table:number-columns-repeated="2"/>
          <table:table-cell table:style-name="ce4" table:number-columns-repeated="3"/>
          <table:table-cell table:style-name="ce6"/>
          <table:table-cell table:number-columns-repeated="2"/>
        </table:table-row>
        <table:table-row table:style-name="ro2">
          <table:table-cell table:style-name="ce3"/>
          <table:table-cell office:value-type="float" office:value="5" table:style-name="ce12">
            <text:p>5</text:p>
          </table:table-cell>
          <table:table-cell office:value-type="string" office:string-value="Inspect test case list panel" table:style-name="ce11">
            <text:p>Inspect test case list panel</text:p>
          </table:table-cell>
          <table:table-cell office:value-type="string" office:string-value="Qualified test case names shown" table:style-name="ce11">
            <text:p>Qualified test case names shown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" table:number-columns-repeated="2"/>
          <table:table-cell office:value-type="string" office:string-value="Scrollbar functional" table:style-name="ce11">
            <text:p>Scrollbar functional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" table:number-columns-repeated="2"/>
          <table:table-cell office:value-type="string" office:string-value="Highlight of the corresponding node on selection [x3]" table:style-name="ce11">
            <text:p>Highlight of the corresponding node on selection [x3]</text:p>
          </table:table-cell>
          <table:table-cell table:style-name="ce9"/>
          <table:table-cell table:style-name="ce6"/>
        </table:table-row>
        <table:table-row>
          <table:table-cell table:style-name="ce3"/>
          <table:table-cell table:style-name="ce4" table:number-columns-repeated="4"/>
          <table:table-cell table:style-name="ce6"/>
        </table:table-row>
        <table:table-row table:style-name="ro2">
          <table:table-cell table:style-name="ce3"/>
          <table:table-cell office:value-type="float" office:value="6" table:style-name="ce12">
            <text:p>6</text:p>
          </table:table-cell>
          <table:table-cell office:value-type="string" office:string-value="Load test smell pie" table:style-name="ce11">
            <text:p>Load test smell pie</text:p>
          </table:table-cell>
          <table:table-cell office:value-type="string" office:string-value="Highlight of the corresponding smells on selection" table:style-name="ce11">
            <text:p>Highlight of the corresponding smells on selection</text:p>
          </table:table-cell>
          <table:table-cell table:style-name="ce9"/>
          <table:table-cell table:style-name="ce6"/>
        </table:table-row>
        <table:table-row>
          <table:table-cell table:style-name="ce3"/>
          <table:table-cell table:style-name="ce4" table:number-columns-repeated="4"/>
          <table:table-cell table:style-name="ce6"/>
        </table:table-row>
        <table:table-row table:style-name="ro2">
          <table:table-cell table:style-name="ce3"/>
          <table:table-cell office:value-type="float" office:value="7" table:style-name="ce12">
            <text:p>7</text:p>
          </table:table-cell>
          <table:table-cell office:value-type="string" office:string-value="Load radial suite view" table:style-name="ce11">
            <text:p>Load radial suite view</text:p>
          </table:table-cell>
          <table:table-cell office:value-type="string" office:string-value="Zoom in" table:style-name="ce11">
            <text:p>Zoom in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" table:number-columns-repeated="2"/>
          <table:table-cell office:value-type="string" office:string-value="Zoom out" table:style-name="ce11">
            <text:p>Zoom out</text:p>
          </table:table-cell>
          <table:table-cell table:style-name="ce9"/>
          <table:table-cell table:style-name="ce6"/>
        </table:table-row>
        <table:table-row table:style-name="ro2">
          <table:table-cell table:style-name="ce3"/>
          <table:table-cell table:style-name="ce1" table:number-columns-repeated="2"/>
          <table:table-cell office:value-type="string" office:string-value="Visually validate structure" table:style-name="ce11">
            <text:p>Visually validate structure</text:p>
          </table:table-cell>
          <table:table-cell table:style-name="ce9"/>
          <table:table-cell table:style-name="ce6"/>
        </table:table-row>
        <table:table-row table:number-rows-repeated="2">
          <table:table-cell table:style-name="ce3"/>
          <table:table-cell table:style-name="ce1" table:number-columns-repeated="3"/>
          <table:table-cell table:style-name="ce5"/>
          <table:table-cell table:style-name="ce6"/>
        </table:table-row>
        <table:table-row table:number-rows-repeated="2">
          <table:table-cell table:style-name="ce3"/>
          <table:table-cell table:style-name="ce5" table:number-columns-repeated="4"/>
          <table:table-cell table:style-name="ce6"/>
        </table:table-row>
        <table:table-row table:number-rows-repeated="2">
          <table:table-cell/>
          <table:table-cell table:style-name="ce6" table:number-columns-repeated="5"/>
        </table:table-row>
      </table:table>
      <table:table table:name="Sheet2" table:style-name="ta2">
        <table:table-column/>
        <table:table-row>
          <table:table-cell/>
        </table:table-row>
      </table:table>
      <table:table table:name="Sheet3" table:style-name="ta2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50pt"/>
    </style:default-style>
    <style:default-style style:family="table-row">
      <style:table-row-properties style:row-height="10pt"/>
    </style:default-style>
    <style:default-style style:family="table-cell">
      <style:table-cell-properties fo:background-color="#ffffff" style:cell-protect="protected" style:vertical-align="middle"/>
      <style:text-properties fo:color="#000000" fo:font-family="Terminus" fo:font-size="7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595.2766218pt" fo:page-width="841.89122226pt" style:print="objects charts drawings zero-values" style:print-orientation="landscape"/>
    </style:page-layout>
    <style:page-layout style:name="pm2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  <style:master-page style:name="Standard2" style:page-layout-name="pm2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Manuel Breugelmans</meta:initial-creator>
    <meta:editing-cycles>0</meta:editing-cycles>
    <meta:creation-date>2008-03-22T12:03:15</meta:creation-date>
    <dc:date>2008-03-22T12:54:42</dc:date>
    <dc:creator>Manuel Breugelmans</dc:creator>
  </office:meta>
</office:document-meta>
</file>